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id notas</text:p>
          </table:table-cell>
          <table:table-cell/>
          <table:table-cell office:value-type="string">
            <text:p>ID</text:p>
          </table:table-cell>
          <table:table-cell office:value-type="string">
            <text:p>Casos de uso</text:p>
          </table:table-cell>
          <table:table-cell table:number-columns-repeated="2"/>
          <table:table-cell office:value-type="string">
            <text:p>PORS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office:value-type="string">
            <text:p>TOTAL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SUM([.G2:.L2])" office:value-type="float" office:value="15">
            <text:p>1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Ejecutar App</text:p>
          </table:table-cell>
          <table:table-cell table:number-columns-repeated="3"/>
          <table:table-cell table:number-columns-repeated="4"/>
          <table:table-cell/>
          <table:table-cell table:formula="of:=SUM([.H5]*[.H$2]+[.I5]*[.I$2]+[.J5]*[.J$2]+[.K5]*[.K$2])/[.M$2]" office:value-type="float" office:value="0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saber la facturación total</text:p>
          </table:table-cell>
          <table:table-cell table:number-columns-repeated="3"/>
          <table:table-cell table:number-columns-repeated="4"/>
          <table:table-cell/>
          <table:table-cell table:formula="of:=SUM([.H8]*[.H$2]+[.I8]*[.I$2]+[.J8]*[.J$2]+[.K8]*[.K$2])/[.M$2]" office:value-type="float" office:value="0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float" office:value="3">
            <text:p>3</text:p>
          </table:table-cell>
          <table:table-cell office:value-type="string">
            <text:p>comprovar disponibilidad de los productos</text:p>
          </table:table-cell>
          <table:table-cell table:number-columns-repeated="3"/>
          <table:table-cell table:number-columns-repeated="4"/>
          <table:table-cell/>
          <table:table-cell table:formula="of:=SUM([.H10]*[.H$2]+[.I10]*[.I$2]+[.J10]*[.J$2]+[.K10]*[.K$2])/[.M$2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saber el valor total del stock de la tienda</text:p>
          </table:table-cell>
          <table:table-cell table:number-columns-repeated="3"/>
          <table:table-cell table:number-columns-repeated="4"/>
          <table:table-cell/>
          <table:table-cell table:formula="of:=SUM([.H11]*[.H$2]+[.I11]*[.I$2]+[.J11]*[.J$2]+[.K11]*[.K$2])/[.M$2]" office:value-type="float" office:value="0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adquirir un nuevos productos</text:p>
          </table:table-cell>
          <table:table-cell table:number-columns-repeated="3"/>
          <table:table-cell table:number-columns-repeated="4"/>
          <table:table-cell/>
          <table:table-cell table:formula="of:=SUM([.H14]*[.H$2]+[.I14]*[.I$2]+[.J14]*[.J$2]+[.K14]*[.K$2])/[.M$2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descatalogar unos productos</text:p>
          </table:table-cell>
          <table:table-cell table:number-columns-repeated="3"/>
          <table:table-cell table:number-columns-repeated="4"/>
          <table:table-cell/>
          <table:table-cell table:formula="of:=SUM([.H15]*[.H$2]+[.I15]*[.I$2]+[.J15]*[.J$2]+[.K15]*[.K$2])/[.M$2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augmentar las unidades de productos (llega el proveedor)</text:p>
          </table:table-cell>
          <table:table-cell table:number-columns-repeated="3"/>
          <table:table-cell table:number-columns-repeated="4"/>
          <table:table-cell/>
          <table:table-cell table:formula="of:=SUM([.H16]*[.H$2]+[.I16]*[.I$2]+[.J16]*[.J$2]+[.K16]*[.K$2])/[.M$2]" office:value-type="float" office:value="0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realizar una venta</text:p>
          </table:table-cell>
          <table:table-cell table:number-columns-repeated="3"/>
          <table:table-cell table:number-columns-repeated="4"/>
          <table:table-cell/>
          <table:table-cell table:formula="of:=SUM([.H18]*[.H$2]+[.I18]*[.I$2]+[.J18]*[.J$2]+[.K18]*[.K$2])/[.M$2]" office:value-type="float" office:value="0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dar OK <text:s/>para finalizar funcionalidad</text:p>
          </table:table-cell>
          <table:table-cell table:number-columns-repeated="3"/>
          <table:table-cell table:number-columns-repeated="4"/>
          <table:table-cell/>
          <table:table-cell table:formula="of:=SUM([.H20]*[.H$2]+[.I20]*[.I$2]+[.J20]*[.J$2]+[.K20]*[.K$2])/[.M$2]" office:value-type="float" office:value="0">
            <text:p>0</text:p>
          </table:table-cell>
        </table:table-row>
      </table:table>
      <table:table table:name="UC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1">01/07/2022</text:date>, <text:time>21:15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o</meta:initial-creator>
    <meta:creation-date>2022-07-01T09:36:49.09</meta:creation-date>
    <dc:date>2022-07-01T21:15:55.56</dc:date>
    <dc:creator>j o</dc:creator>
    <meta:editing-duration>PT5H50M1S</meta:editing-duration>
    <meta:editing-cycles>1</meta:editing-cycles>
    <meta:document-statistic meta:table-count="3" meta:cell-count="77" meta:object-count="0"/>
    <meta:generator>OpenOffice/4.1.7$Win32 OpenOffice.org_project/417m1$Build-9800</meta:generator>
  </office:meta>
</office:document-meta>
</file>